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1000001D748816308874D56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aa7e" officeooo:paragraph-rsid="0011aa7e"/>
    </style:style>
    <style:style style:name="P2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/>
      <style:text-properties fo:font-weight="bold" officeooo:rsid="0011aa7e" officeooo:paragraph-rsid="0011aa7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eenshot</text:p>
      <text:p text:style-name="P1"/>
      <text:p text:style-name="P1"><draw:frame draw:style-name="fr1" draw:name="Image1" text:anchor-type="paragraph" svg:x="-0.3028in" svg:y="0.1583in" svg:width="4.1772in" svg:height="4.9063in" draw:z-index="0"><draw:image xlink:href="Pictures/1000020100000191000001D748816308874D563F.png" xlink:type="simple" xlink:show="embed" xlink:actuate="onLoad" loext:mime-type="image/x-vclgraphic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04:20.662093671</meta:creation-date>
    <dc:date>2019-03-15T17:07:29.792480549</dc:date>
    <meta:editing-duration>PT3M9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  <meta:generator>LibreOffice/6.0.7.3$Linux_X86_64 LibreOffice_project/00m0$Build-3</meta:generator>
  </office:meta>
</office:document-meta>
</file>